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ing_20_2">
      <style:text-properties officeooo:rsid="0005cb71" officeooo:paragraph-rsid="0005cb71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5cb71" officeooo:paragraph-rsid="000e27dd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5cb71" officeooo:paragraph-rsid="000e8b66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1267e6" officeooo:paragraph-rsid="001267e6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1e2d41" officeooo:paragraph-rsid="001e2d41" style:font-size-asian="10.5pt" style:font-weight-asian="normal" style:font-size-complex="12pt" style:font-weight-complex="normal"/>
    </style:style>
    <style:style style:name="T1" style:family="text">
      <style:text-properties officeooo:rsid="0006bbb0"/>
    </style:style>
    <style:style style:name="T2" style:family="text">
      <style:text-properties officeooo:rsid="00073d6b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073d6b" style:font-style-asian="italic" style:font-style-complex="italic"/>
    </style:style>
    <style:style style:name="T5" style:family="text">
      <style:text-properties fo:font-style="italic" officeooo:rsid="00079349" style:font-style-asian="italic" style:font-style-complex="italic"/>
    </style:style>
    <style:style style:name="T6" style:family="text">
      <style:text-properties fo:font-style="italic" officeooo:rsid="00156c35" style:font-style-asian="italic" style:font-style-complex="italic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officeooo:rsid="00073d6b" style:font-style-asian="normal" style:font-style-complex="normal"/>
    </style:style>
    <style:style style:name="T9" style:family="text">
      <style:text-properties fo:font-style="normal" officeooo:rsid="00079349" style:font-style-asian="normal" style:font-style-complex="normal"/>
    </style:style>
    <style:style style:name="T10" style:family="text">
      <style:text-properties fo:font-style="normal" officeooo:rsid="000bb1ba" style:font-style-asian="normal" style:font-style-complex="normal"/>
    </style:style>
    <style:style style:name="T11" style:family="text">
      <style:text-properties fo:font-style="normal" officeooo:rsid="000eb2b9" style:font-style-asian="normal" style:font-style-complex="normal"/>
    </style:style>
    <style:style style:name="T12" style:family="text">
      <style:text-properties fo:font-style="normal" officeooo:rsid="00122e8a" style:font-style-asian="normal" style:font-style-complex="normal"/>
    </style:style>
    <style:style style:name="T13" style:family="text">
      <style:text-properties fo:font-style="normal" officeooo:rsid="001377e2" style:font-style-asian="normal" style:font-style-complex="normal"/>
    </style:style>
    <style:style style:name="T14" style:family="text">
      <style:text-properties fo:font-style="normal" officeooo:rsid="0014e032" style:font-style-asian="normal" style:font-style-complex="normal"/>
    </style:style>
    <style:style style:name="T15" style:family="text">
      <style:text-properties fo:font-style="normal" officeooo:rsid="00152a8b" style:font-style-asian="normal" style:font-style-complex="normal"/>
    </style:style>
    <style:style style:name="T16" style:family="text">
      <style:text-properties fo:font-style="normal" officeooo:rsid="00156c35" style:font-style-asian="normal" style:font-style-complex="normal"/>
    </style:style>
    <style:style style:name="T17" style:family="text">
      <style:text-properties fo:font-style="normal" officeooo:rsid="00165bec" style:font-style-asian="normal" style:font-style-complex="normal"/>
    </style:style>
    <style:style style:name="T18" style:family="text">
      <style:text-properties fo:font-style="normal" officeooo:rsid="001783d0" style:font-style-asian="normal" style:font-style-complex="normal"/>
    </style:style>
    <style:style style:name="T19" style:family="text">
      <style:text-properties fo:font-style="normal" officeooo:rsid="00196e05" style:font-style-asian="normal" style:font-style-complex="normal"/>
    </style:style>
    <style:style style:name="T20" style:family="text">
      <style:text-properties fo:font-style="normal" officeooo:rsid="001ae015" style:font-style-asian="normal" style:font-style-complex="normal"/>
    </style:style>
    <style:style style:name="T21" style:family="text">
      <style:text-properties fo:font-style="normal" officeooo:rsid="001bd9c6" style:font-style-asian="normal" style:font-style-complex="normal"/>
    </style:style>
    <style:style style:name="T22" style:family="text">
      <style:text-properties fo:font-style="normal" officeooo:rsid="001cb5e3" style:font-style-asian="normal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2">Structure of the application</text:h>
      <text:p text:style-name="P3">The web application was developed following the MVC <text:span text:style-name="T1">pattern</text:span>. </text:p>
      <text:p text:style-name="P3"/>
      <text:p text:style-name="P3"><text:span text:style-name="T2">The application has been divided into different apps which handle different parts of the site, such as </text:span><text:span text:style-name="T4">pastes</text:span><text:span text:style-name="T8">, </text:span><text:span text:style-name="T4">comments </text:span><text:span text:style-name="T8">and </text:span><text:span text:style-name="T4">users,</text:span><text:span text:style-name="T8"> </text:span><text:span text:style-name="T12">each of which have their respective </text:span><text:span text:style-name="T8">views, models and templates. </text:span><text:span text:style-name="T9">For example, models for the </text:span><text:span text:style-name="T5">pastes</text:span><text:span text:style-name="T9"> app are located in pastes/models.py, views in pastes/views.py and templates in pastes/templates. </text:span></text:p>
      <text:p text:style-name="P2"><text:span text:style-name="T9"/></text:p>
      <text:p text:style-name="P2"><text:span text:style-name="T9">T</text:span><text:span text:style-name="T10">he configuration file </text:span><text:span text:style-name="T11">for the application</text:span><text:span text:style-name="T10"> is located in pastesite/settings.py.</text:span></text:p>
      <text:p text:style-name="P2"><text:span text:style-name="T10"/></text:p>
      <text:p text:style-name="P4"><text:span text:style-name="T10">T</text:span><text:span text:style-name="T7">he comment </text:span><text:span text:style-name="T13">section </text:span><text:span text:style-name="T7">and the “favorite/unfavorite” button </text:span><text:span text:style-name="T13">have </text:span><text:span text:style-name="T7">been </text:span><text:span text:style-name="T13">implemented </text:span><text:span text:style-name="T7">using </text:span><text:span text:style-name="T16">Javascript and </text:span><text:span text:style-name="T6">jQuery</text:span><text:span text:style-name="T16"> library</text:span><text:span text:style-name="T7">. </text:span><text:span text:style-name="T14">The scripts can be found in static/js/pastebin-comments.js and static/js/pastebin-favorite.js. </text:span><text:span text:style-name="T15">The scripts </text:span><text:span text:style-name="T17">allow the said functions to be done</text:span><text:span text:style-name="T21"> asynchronously</text:span><text:span text:style-name="T17"> without refreshing the page. </text:span><text:span text:style-name="T22">The scripts send and receive data using normal POST requests where the sent and received data is encoded using JSON.</text:span></text:p>
      <text:p text:style-name="P4"><text:span text:style-name="T17"><text:line-break/></text:span><text:span text:style-name="T18">The web application uses Django's in-built authentication system, which allows user registration and authentication to be done securely more easily than with a custom-built solution. </text:span><text:span text:style-name="T19">The current user session is stored in the session </text:span><text:span text:style-name="T20">data.</text:span></text:p>
      <text:p text:style-name="P4"><text:span text:style-name="T20"/></text:p>
      <text:p text:style-name="P5"><text:span text:style-name="T20">P</text:span><text:span text:style-name="T7">ython library </text:span><text:span text:style-name="T3">Pygments </text:span><text:span text:style-name="T7">is used for optional syntax highlighting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Nimbus Sans L" fo:font-family="'Nimbus Sans L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6T17:24:27.484519672</meta:creation-date>
    <dc:date>2015-04-16T17:50:43.891136330</dc:date>
    <meta:editing-duration>PT26M1S</meta:editing-duration>
    <meta:editing-cycles>31</meta:editing-cycles>
    <meta:generator>LibreOffice/4.4.0.3$Linux_X86_64 LibreOffice_project/40m0$Build-3</meta:generator>
    <meta:document-statistic meta:table-count="0" meta:image-count="0" meta:object-count="0" meta:page-count="1" meta:paragraph-count="7" meta:word-count="174" meta:character-count="1219" meta:non-whitespace-character-count="1049"/>
  </office:meta>
</office:document-meta>
</file>